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d53d" officeooo:paragraph-rsid="0013d53d"/>
    </style:style>
    <style:style style:name="P2" style:family="paragraph" style:parent-style-name="Standard">
      <style:text-properties officeooo:rsid="0015680d" officeooo:paragraph-rsid="0015680d"/>
    </style:style>
    <style:style style:name="T1" style:family="text">
      <style:text-properties officeooo:rsid="0015680d"/>
    </style:style>
    <style:style style:name="T2" style:family="text">
      <style:text-properties officeooo:rsid="001738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</text:span>lient -&gt; server :</text:p>
      <text:p text:style-name="P1">orders – move, attack, build, train, kill, stop</text:p>
      <text:p text:style-name="P2">camera position, rotation</text:p>
      <text:p text:style-name="P1"/>
      <text:p text:style-name="P2">server -&gt; client :</text:p>
      <text:p text:style-name="P2">position, rotation of objects inside player's camera frustrum <text:span text:style-name="T2">(and outside as well)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M2S</meta:editing-duration>
    <meta:editing-cycles>5</meta:editing-cycles>
    <meta:generator>LibreOffice/5.1.6.2$Linux_X86_64 LibreOffice_project/10m0$Build-2</meta:generator>
    <dc:date>2017-05-23T13:35:29.762321819</dc:date>
    <meta:document-statistic meta:table-count="0" meta:image-count="0" meta:object-count="0" meta:page-count="1" meta:paragraph-count="5" meta:word-count="30" meta:character-count="191" meta:non-whitespace-character-count="165"/>
    <meta:user-defined meta:name="Info 1"/>
    <meta:user-defined meta:name="Info 2"/>
    <meta:user-defined meta:name="Info 3"/>
    <meta:user-defined meta:name="Info 4"/>
  </office:meta>
</office:document-meta>
</file>